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81in"/>
    </style:style>
    <style:style style:name="co2" style:family="table-column">
      <style:table-column-properties fo:break-before="auto" style:column-width="1.998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173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float" office:value="2">
            <text:p>2</text:p>
          </table:table-cell>
          <table:table-cell office:value-type="float" office:value="2.577094">
            <text:p>2.58</text:p>
          </table:table-cell>
          <table:table-cell>
            <draw:frame table:end-cell-address="Planilha1.M16" table:end-x="0.374in" table:end-y="0.1161in" draw:z-index="0" draw:style-name="gr1" svg:width="8.4402in" svg:height="2.7508in" svg:x="0.824in" svg:y="0.1776in">
              <draw:object draw:notify-on-update-of-ranges="Planilha1.A1:Planilha1.A21 Planilha1.B1:Planilha1.B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278318">
            <text:p>1.28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854182">
            <text:p>0.8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654998">
            <text:p>0.6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5483">
            <text:p>0.55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46861">
            <text:p>0.4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402001">
            <text:p>0.4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376084">
            <text:p>0.38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43069">
            <text:p>0.43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412955">
            <text:p>0.41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404691">
            <text:p>0.4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384424">
            <text:p>0.38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366573">
            <text:p>0.37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383755">
            <text:p>0.38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360291">
            <text:p>0.36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376184">
            <text:p>0.38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191">
            <text:p>0.37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381036">
            <text:p>0.38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37832">
            <text:p>0.38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381583">
            <text:p>0.38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390472">
            <text:p>0.39</text:p>
          </table:table-cell>
          <table:table-cell/>
        </table:table-row>
        <table:table-row table:style-name="ro3">
          <table:table-cell/>
          <table:table-cell table:style-name="Default" table:formula="of:=SUM([.B1:.B21])" office:value-type="float" office:value="12.182471">
            <text:p>12.18</text:p>
          </table:table-cell>
          <table:table-cell/>
        </table:table-row>
      </table:table>
      <table:table table:name="Planilha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3">12/03/2010</text:date>, <text:time>02:09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03T00:36:27.59</meta:creation-date>
    <dc:date>2010-12-03T02:09:46.84</dc:date>
    <meta:editing-duration>PT01H18M08S</meta:editing-duration>
    <meta:editing-cycles>2</meta:editing-cycles>
    <meta:generator>BrOffice.org/3.2$Win32 OpenOffice.org_project/320m18$Build-9502</meta:generator>
    <meta:document-statistic meta:table-count="3" meta:cell-count="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439cm" svg:height="6.988cm" xlink:href=".." chart:class="chart:line" chart:style-name="ch1">
        <chart:plot-area chart:style-name="ch2" table:cell-range-address="Planilha1.A1:Planilha1.B21" chart:data-source-has-labels="column" svg:x="0.655cm" svg:y="0.139cm" svg:width="20.356cm" svg:height="6.772cm">
          <chart:axis chart:dimension="x" chart:name="primary-x" chart:style-name="ch3">
            <chart:title svg:x="9.544cm" svg:y="6.452cm" chart:style-name="ch4">
              <text:p>Number of processes</text:p>
            </chart:title>
            <chart:categories table:cell-range-address="Planilha1.A1:Planilha1.A21"/>
          </chart:axis>
          <chart:axis chart:dimension="y" chart:name="primary-y" chart:style-name="ch5">
            <chart:title svg:x="0.429cm" svg:y="4.416cm" chart:style-name="ch6">
              <text:p>Time ( seconds)</text:p>
            </chart:title>
            <chart:grid chart:style-name="ch7" chart:class="major"/>
          </chart:axis>
          <chart:series chart:style-name="ch8" chart:values-cell-range-address="Planilha1.B1:Planilha1.B21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 text:id="Planilha1.A1:Planilha1.A21">2</text:p>
              </table:table-cell>
              <table:table-cell office:value-type="float" office:value="2.577094">
                <text:p text:id="Planilha1.B1:Planilha1.B21">2.577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78318">
                <text:p>1.278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4182">
                <text:p>0.854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4998">
                <text:p>0.654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83">
                <text:p>0.54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861">
                <text:p>0.46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2001">
                <text:p>0.402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6084">
                <text:p>0.3760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3069">
                <text:p>0.430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2955">
                <text:p>0.4129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4691">
                <text:p>0.4046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4424">
                <text:p>0.384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6573">
                <text:p>0.366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83755">
                <text:p>0.3837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0291">
                <text:p>0.3602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6184">
                <text:p>0.3761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191">
                <text:p>0.371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1036">
                <text:p>0.3810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832">
                <text:p>0.378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1583">
                <text:p>0.3815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90472">
                <text:p>0.3904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